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Проверка 44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59M19S</meta:editing-duration>
    <meta:editing-cycles>735</meta:editing-cycles>
    <meta:generator>LibreOffice/7.1.4.2$Windows_X86_64 LibreOffice_project/a529a4fab45b75fefc5b6226684193eb000654f6</meta:generator>
    <dc:date>2021-11-04T21:22:19.734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